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6003E8CAD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6.6929in" svg:height="10.0398in" draw:z-index="0"><draw:image xlink:href="Pictures/1000000000000400000006003E8CAD2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0T10:32:47.096000000</meta:creation-date>
    <dc:date>2025-06-10T10:32:52.234000000</dc:date>
    <meta:editing-duration>PT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8.7.2$Windows_X86_64 LibreOffice_project/e07d0a63a46349d29051da79b1fde8160bab2a89</meta:generator>
  </office:meta>
</office:document-meta>
</file>